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5bd" officeooo:paragraph-rsid="001645bd"/>
    </style:style>
    <style:style style:name="P2" style:family="paragraph" style:parent-style-name="Standard">
      <style:text-properties officeooo:rsid="001645bd" officeooo:paragraph-rsid="00171ad7"/>
    </style:style>
    <style:style style:name="P3" style:family="paragraph" style:parent-style-name="Standard">
      <style:text-properties officeooo:rsid="001645bd" officeooo:paragraph-rsid="001797ca"/>
    </style:style>
    <style:style style:name="P4" style:family="paragraph" style:parent-style-name="Standard">
      <style:text-properties officeooo:paragraph-rsid="001645bd"/>
    </style:style>
    <style:style style:name="P5" style:family="paragraph" style:parent-style-name="Standard">
      <style:text-properties officeooo:rsid="00171ad7" officeooo:paragraph-rsid="00171ad7"/>
    </style:style>
    <style:style style:name="P6" style:family="paragraph" style:parent-style-name="Standard">
      <style:text-properties officeooo:rsid="0019f520" officeooo:paragraph-rsid="0019f520"/>
    </style:style>
    <style:style style:name="P7" style:family="paragraph" style:parent-style-name="Standard">
      <style:text-properties style:text-underline-style="solid" style:text-underline-width="auto" style:text-underline-color="font-color" officeooo:rsid="001645bd" officeooo:paragraph-rsid="001645bd"/>
    </style:style>
    <style:style style:name="T1" style:family="text">
      <style:text-properties officeooo:rsid="001645bd"/>
    </style:style>
    <style:style style:name="T2" style:family="text">
      <style:text-properties officeooo:rsid="00169099"/>
    </style:style>
    <style:style style:name="T3" style:family="text">
      <style:text-properties officeooo:rsid="00171ad7"/>
    </style:style>
    <style:style style:name="T4" style:family="text">
      <style:text-properties officeooo:rsid="001797ca"/>
    </style:style>
    <style:style style:name="T5" style:family="text">
      <style:text-properties officeooo:rsid="0019f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EADER :</text:p>
      <text:p text:style-name="P1"/>
      <text:p text:style-name="P4"><text:span text:style-name="T1">Logo :</text:span><text:a xlink:type="simple" xlink:href="https://www.u-picardie.fr/mediawiki-pepite/images/d/da/Startup_weekend_amiens.png" text:style-name="Internet_20_link" text:visited-style-name="Visited_20_Internet_20_Link">https://www.u-picardie.fr/mediawiki-pepite/images/d/da/Startup_weekend_amiens.png</text:a></text:p>
      <text:p text:style-name="P1">Typo : <text:span text:style-name="T2">Poppins</text:span></text:p>
      <text:p text:style-name="P2">Couleur :</text:p>
      <text:p text:style-name="P2"><text:span text:style-name="T3"><text:tab/>Gris foncé : #3C3C3C</text:span></text:p>
      <text:p text:style-name="P6">Image fond d’écran : ( idée cours devant Manu )</text:p>
      <text:p text:style-name="P1"/>
      <text:p text:style-name="P7">BARRE DE NAVIGATION</text:p>
      <text:p text:style-name="P1"/>
      <text:p text:style-name="P1">Typo : <text:span text:style-name="T2">Poppins</text:span></text:p>
      <text:p text:style-name="P1">Couleur :</text:p>
      <text:p text:style-name="P2"><text:tab/><text:span text:style-name="T3">Bleu clair: #29AAE3</text:span></text:p>
      <text:p text:style-name="P1"/>
      <text:p text:style-name="P7"><text:span text:style-name="T4">PRÉSENTATION</text:span> RAPIDE</text:p>
      <text:p text:style-name="P1"/>
      <text:p text:style-name="P1">Typo : <text:span text:style-name="T2">Lato</text:span></text:p>
      <text:p text:style-name="P1">Couleur :</text:p>
      <text:p text:style-name="P3"><text:tab/><text:span text:style-name="T3">Bleu foncé : #1A4766</text:span></text:p>
      <text:p text:style-name="P1">Images :</text:p>
      <text:p text:style-name="P1"><text:tab/><text:span text:style-name="T5">Etablissement intérieur ( table, ordi ..)</text:span></text:p>
      <text:p text:style-name="P1"/>
      <text:p text:style-name="P7">PARTICIPANTS</text:p>
      <text:p text:style-name="P1"/>
      <text:p text:style-name="P1">Typo : <text:span text:style-name="T2">Lato</text:span></text:p>
      <text:p text:style-name="P1">Couleur :</text:p>
      <text:p text:style-name="P1"><text:span text:style-name="T4"><text:tab/>Bleu plus foncé : #</text:span>14354f</text:p>
      <text:p text:style-name="P1">Images :</text:p>
      <text:p text:style-name="P1"><text:tab/><text:span text:style-name="T5">Image de profil ( jury, coach )</text:span></text:p>
      <text:p text:style-name="P1"/>
      <text:p text:style-name="P7">PRESENTATION DETAIL</text:p>
      <text:p text:style-name="P1"/>
      <text:p text:style-name="P1">Typo : <text:span text:style-name="T2">Lato</text:span></text:p>
      <text:p text:style-name="P1">Couleur :</text:p>
      <text:p text:style-name="P3"><text:span text:style-name="T3"><text:tab/>Bleu foncé : #1A4766</text:span></text:p>
      <text:p text:style-name="P1"/>
      <text:p text:style-name="P7">FOOTER</text:p>
      <text:p text:style-name="P1"/>
      <text:p text:style-name="P1">Typo : <text:span text:style-name="T2">Lato/Poppins </text:span></text:p>
      <text:p text:style-name="P1">Couleur :</text:p>
      <text:p text:style-name="P3"><text:tab/><text:span text:style-name="T3">Gris foncé : #3C3C3C</text:span></text:p>
      <text:p text:style-name="P1">Images :</text:p>
      <text:p text:style-name="P1"><text:tab/><text:span text:style-name="T5">Google Maps Manu</text:span></text:p>
      <text:p text:style-name="P1"><text:tab/><text:span text:style-name="T5">Groupe en plein trav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50:20.604836569</meta:creation-date>
    <dc:date>2019-10-07T15:44:04.329491549</dc:date>
    <meta:editing-duration>PT1H53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103" meta:character-count="621" meta:non-whitespace-character-count="540"/>
  </office:meta>
</office:document-meta>
</file>